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officeooo:rsid="000df526" officeooo:paragraph-rsid="000df526" style:font-size-asian="12.25pt" style:font-size-complex="14pt"/>
    </style:style>
    <style:style style:name="P2" style:family="paragraph" style:parent-style-name="Standard">
      <style:text-properties style:font-name="Times New Roman" fo:font-size="14pt" officeooo:paragraph-rsid="000df526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1a757e" officeooo:paragraph-rsid="000ea93b" style:font-size-asian="14pt" style:font-size-complex="14pt"/>
    </style:style>
    <style:style style:name="P4" style:family="paragraph" style:parent-style-name="Standard">
      <style:text-properties style:font-name="Times New Roman" fo:font-size="14pt" officeooo:rsid="000ea93b" officeooo:paragraph-rsid="000ea93b" style:font-size-asian="14pt" style:font-size-complex="14pt"/>
    </style:style>
    <style:style style:name="P5" style:family="paragraph" style:parent-style-name="Standard">
      <style:text-properties officeooo:paragraph-rsid="000df526"/>
    </style:style>
    <style:style style:name="T1" style:family="text">
      <style:text-properties style:font-size-asian="14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df526"/>
    </style:style>
    <style:style style:name="T4" style:family="text">
      <style:text-properties fo:language="ru" fo:country="RU" officeooo:rsid="000ea93b"/>
    </style:style>
    <style:style style:name="T5" style:family="text">
      <style:text-properties style:font-name="Times New Roman" fo:font-size="14pt" fo:language="ru" fo:country="RU" officeooo:rsid="000df526" style:font-size-asian="12.25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a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: Базар</text:p>
      <text:p text:style-name="P1">Идея: сайт покупок</text:p>
      <text:p text:style-name="P2"><text:span text:style-name="T3">Авторы: Владислав Иванов, Ланкин Михаил</text:span></text:p>
      <text:p text:style-name="P2"><text:span text:style-name="T1">Назначение: создано для продажи или покупки вещей</text:span></text:p>
      <text:p text:style-name="P1">Пользовательские группы: все</text:p>
      <text:p text:style-name="P5"><text:span text:style-name="T5">Обзор содержания: сайт на котором можно создавать объявления о продаже товаров / услуг. Любой пользователь может посмотреть информацию о товаре / услуге, которую указал продавец, и при желании связаться с продавцом и договориться о покупке.</text:span></text:p>
      <text:p text:style-name="P1">Взаимодействие с другими компонентами:</text:p>
      <text:p text:style-name="P1">Интерфейс: <text:span text:style-name="T1">главная страница на которой показываются доступные товары / услуги, есть кнопка регистрации и входа в профиль. В профиле есть возможность редактирования информации о себе, можно менять себе аватарку, из профиля создаётся продажа товара / услуги. Также на главной странице есть поисковая строка для товаров. Также есть возможность добавления изображений для аватарку или товар.</text:span></text:p>
      <text:p text:style-name="P1"><text:span text:style-name="T1">Описание реализации:</text:span></text:p>
      <text:p text:style-name="P3">Данный проект был реализован на языке программирования <text:span text:style-name="T6">Python </text:span>с использованием библиотек <text:span text:style-name="T7">Flask </text:span><text:span text:style-name="T4">и </text:span><text:span text:style-name="T7">SQLAlchemy.</text:span><text:span text:style-name="T4"> В проекте есть работа с изображениями и</text:span><text:span text:style-name="T7"> html</text:span><text:span text:style-name="T4"> файлами. Для работы сайта были сделаны такие классы как:</text:span></text:p>
      <text:p text:style-name="P4"><text:span text:style-name="T2">1)</text:span><text:span text:style-name="T6">User</text:span></text:p>
      <text:p text:style-name="P4"><text:span text:style-name="T6">2)Category</text:span></text:p>
      <text:p text:style-name="P4"><text:span text:style-name="T6">3)Trade</text:span></text:p>
      <text:p text:style-name="P4"><text:span text:style-name="T6">4)TradeForm</text:span></text:p>
      <text:p text:style-name="P4"><text:span text:style-name="T6">5)RegisterForm</text:span></text:p>
      <text:p text:style-name="P4"><text:span text:style-name="T6">6)LoginForm</text:span></text:p>
      <text:p text:style-name="P4"><text:span text:style-name="T6">7)EditForm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3:56:28.977000000</meta:creation-date>
    <dc:date>2025-05-12T00:12:39.376000000</dc:date>
    <meta:editing-duration>PT3M54S</meta:editing-duration>
    <meta:editing-cycles>1</meta:editing-cycles>
    <meta:document-statistic meta:table-count="0" meta:image-count="0" meta:object-count="0" meta:page-count="1" meta:paragraph-count="17" meta:word-count="153" meta:character-count="1113" meta:non-whitespace-character-count="977"/>
    <meta:generator>LibreOffice/24.2.3.2$Windows_X86_64 LibreOffice_project/433d9c2ded56988e8a90e6b2e771ee4e6a5ab2ba</meta:generator>
  </office:meta>
</office:document-meta>
</file>